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 addition" table:style-name="ta1">
        <table:shapes>
          <draw:frame draw:z-index="0" draw:style-name="gr1" draw:text-style-name="P1" svg:width="417.06pt" svg:height="255.09pt" svg:x="15.34pt" svg:y="133.09pt">
            <draw:object draw:notify-on-update-of-ranges="'Vector addition'.A2:'Vector addition'.A8 'Vector addition'.B1:'Vector addition'.B1 'Vector addition'.B2:'Vector addition'.B8 'Vector addition'.A2:'Vector addition'.A8 'Vector addition'.C1:'Vector addition'.C1 'Vector addition'.C2:'Vector addition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_GPU</text:p>
          </table:table-cell>
          <table:table-cell table:style-name="ce1" office:value-type="string" calcext:value-type="string">
            <text:p>t_CPU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64.72" calcext:value-type="float">
            <text:p>264.72</text:p>
          </table:table-cell>
          <table:table-cell office:value-type="float" office:value="628.71" calcext:value-type="float">
            <text:p>628.7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26.61" calcext:value-type="float">
            <text:p>226.61</text:p>
          </table:table-cell>
          <table:table-cell office:value-type="float" office:value="522.28" calcext:value-type="float">
            <text:p>522.2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214.59" calcext:value-type="float">
            <text:p>214.59</text:p>
          </table:table-cell>
          <table:table-cell office:value-type="float" office:value="420.58" calcext:value-type="float">
            <text:p>420.5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77.84" calcext:value-type="float">
            <text:p>177.84</text:p>
          </table:table-cell>
          <table:table-cell office:value-type="float" office:value="336.46" calcext:value-type="float">
            <text:p>336.4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01.92" calcext:value-type="float">
            <text:p>101.92</text:p>
          </table:table-cell>
          <table:table-cell office:value-type="float" office:value="208.75" calcext:value-type="float">
            <text:p>208.7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8.32" calcext:value-type="float">
            <text:p>38.32</text:p>
          </table:table-cell>
          <table:table-cell office:value-type="float" office:value="104.76" calcext:value-type="float">
            <text:p>104.7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7.56" calcext:value-type="float">
            <text:p>17.56</text:p>
          </table:table-cell>
          <table:table-cell office:value-type="float" office:value="52.69" calcext:value-type="float">
            <text:p>52.69</text:p>
          </table:table-cell>
        </table:table-row>
      </table:table>
      <table:table table:name="Matrix multiplication" table:style-name="ta1">
        <table:shapes>
          <draw:frame draw:z-index="0" draw:style-name="gr1" draw:text-style-name="P1" svg:width="453.46pt" svg:height="255.23pt" svg:x="22.65pt" svg:y="213.08pt">
            <draw:object draw:notify-on-update-of-ranges="'Matrix multiplication'.A2:'Matrix multiplication'.A7 'Matrix multiplication'.B2:'Matrix multiplication'.B7 'Matrix multiplication'.A2:'Matrix multiplication'.A7 'Matrix multiplication'.C2:'Matrix multiplication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_GPU</text:p>
          </table:table-cell>
          <table:table-cell table:style-name="ce1" office:value-type="string" calcext:value-type="string">
            <text:p>t_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4" calcext:value-type="float">
            <text:p>3.84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.25" calcext:value-type="float">
            <text:p>20.25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5.17" calcext:value-type="float">
            <text:p>625.17</text:p>
          </table:table-cell>
          <table:table-cell office:value-type="float" office:value="349.32" calcext:value-type="float">
            <text:p>349.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95.78" calcext:value-type="float">
            <text:p>5495.78</text:p>
          </table:table-cell>
          <table:table-cell office:value-type="float" office:value="17350.39" calcext:value-type="float">
            <text:p>17350.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transposed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6:37:58.17854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8:59.418257753</meta:creation-date>
    <dc:date>2019-11-19T16:48:11.316956693</dc:date>
    <meta:editing-duration>PT38S</meta:editing-duration>
    <meta:editing-cycles>2</meta:editing-cycles>
    <meta:generator>LibreOffice/6.1.5.2$Linux_X86_64 LibreOffice_project/10$Build-2</meta:generator>
    <meta:document-statistic meta:table-count="2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4cm" svg:height="9cm" xlink:href=".." xlink:type="simple" chart:class="chart:scatter" chart:style-name="ch1">
        <chart:legend chart:legend-position="end" svg:x="12.338cm" svg:y="3.952cm" style:legend-expansion="high" chart:style-name="ch2"/>
        <chart:plot-area chart:style-name="ch3" table:cell-range-address="'Vector addition'.A2:'Vector addition'.C8 'Vector addition'.B1:'Vector addition'.C1" chart:data-source-has-labels="row" svg:x="0.294cm" svg:y="0.18cm" svg:width="11.75cm" svg:height="8.64cm">
          <chartooo:coordinate-region svg:x="1.101cm" svg:y="0.379cm" svg:width="10.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ector addition'.B2:'Vector addition'.B8" chart:label-cell-address="'Vector addition'.B1:'Vector addition'.B1" chart:class="chart:scatter">
            <chart:domain table:cell-range-address="'Vector addition'.A2:'Vector addition'.A8"/>
            <chart:data-point chart:repeated="7"/>
          </chart:series>
          <chart:series chart:style-name="ch7" chart:values-cell-range-address="'Vector addition'.C2:'Vector addition'.C8" chart:label-cell-address="'Vector addition'.C1:'Vector addition'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</text:p>
                <draw:g>
                  <svg:desc>'Vector addition'.B1:'Vector addition'.B1</svg:desc>
                </draw:g>
              </table:table-cell>
              <table:table-cell office:value-type="string">
                <text:p>t_CPU</text:p>
                <draw:g>
                  <svg:desc>'Vector addition'.C1:'Vector addit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000">
                <text:p>60000000</text:p>
                <draw:g>
                  <svg:desc>'Vector addition'.A2:'Vector addition'.A8</svg:desc>
                </draw:g>
              </table:table-cell>
              <table:table-cell office:value-type="float" office:value="264.72">
                <text:p>264.72</text:p>
                <draw:g>
                  <svg:desc>'Vector addition'.B2:'Vector addition'.B8</svg:desc>
                </draw:g>
              </table:table-cell>
              <table:table-cell office:value-type="float" office:value="628.71">
                <text:p>628.71</text:p>
                <draw:g>
                  <svg:desc>'Vector addition'.C2:'Vector addition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226.61">
                <text:p>226.61</text:p>
              </table:table-cell>
              <table:table-cell office:value-type="float" office:value="522.28">
                <text:p>52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">
                <text:p>40000000</text:p>
              </table:table-cell>
              <table:table-cell office:value-type="float" office:value="214.59">
                <text:p>214.59</text:p>
              </table:table-cell>
              <table:table-cell office:value-type="float" office:value="420.58">
                <text:p>42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77.84">
                <text:p>177.84</text:p>
              </table:table-cell>
              <table:table-cell office:value-type="float" office:value="336.46">
                <text:p>336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101.92">
                <text:p>101.92</text:p>
              </table:table-cell>
              <table:table-cell office:value-type="float" office:value="208.75">
                <text:p>20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38.32">
                <text:p>38.32</text:p>
              </table:table-cell>
              <table:table-cell office:value-type="float" office:value="104.76">
                <text:p>104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17.56">
                <text:p>17.56</text:p>
              </table:table-cell>
              <table:table-cell office:value-type="float" office:value="52.69">
                <text:p>52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2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'Matrix multiplication'.A2:'Matrix multiplication'.C7" svg:x="0.319cm" svg:y="0.18cm" svg:width="12.508cm" svg:height="8.645cm">
          <chartooo:coordinate-region svg:x="1.126cm" svg:y="0.379cm" svg:width="10.7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multiplication'.B2:'Matrix multiplication'.B7" chart:class="chart:scatter">
            <chart:domain table:cell-range-address="'Matrix multiplication'.A2:'Matrix multiplication'.A7"/>
            <chart:data-point chart:repeated="6"/>
          </chart:series>
          <chart:series chart:style-name="ch8" chart:values-cell-range-address="'Matrix multiplication'.C2:'Matrix multiplication'.C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Matrix multiplication'.A2:'Matrix multiplication'.A7</svg:desc>
                </draw:g>
              </table:table-cell>
              <table:table-cell office:value-type="float" office:value="0.98">
                <text:p>0.98</text:p>
                <draw:g>
                  <svg:desc>'Matrix multiplication'.B2:'Matrix multiplication'.B7</svg:desc>
                </draw:g>
              </table:table-cell>
              <table:table-cell office:value-type="float" office:value="0">
                <text:p>0</text:p>
                <draw:g>
                  <svg:desc>'Matrix multiplication'.C2:'Matrix multiplication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84">
                <text:p>3.8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0.25">
                <text:p>20.25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25.17">
                <text:p>625.17</text:p>
              </table:table-cell>
              <table:table-cell office:value-type="float" office:value="349.32">
                <text:p>349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495.78">
                <text:p>5495.78</text:p>
              </table:table-cell>
              <table:table-cell office:value-type="float" office:value="17350.39">
                <text:p>1735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